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38.91mm"/>
    </style:style>
    <style:style style:name="co4" style:family="table-column">
      <style:table-column-properties fo:break-before="auto" style:column-width="27.73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ARMA</text:p>
          </table:table-cell>
          <table:table-cell table:style-name="ce5" office:value-type="string" calcext:value-type="string">
            <text:p>CUSTO</text:p>
          </table:table-cell>
          <table:table-cell table:style-name="ce5" office:value-type="string" calcext:value-type="string">
            <text:p>DAN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GRUPO</text:p>
          </table:table-cell>
          <table:table-cell table:style-name="ce8" office:value-type="string" calcext:value-type="string">
            <text:p>OBSERVAÇÃ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c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sarmado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Adag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rma Simples</text:p>
          </table:table-cell>
          <table:table-cell table:style-name="ce2" office:value-type="string" calcext:value-type="string">
            <text:p>Arremesso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pada Curt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ma Simple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Espada Long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string" calcext:value-type="string">
            <text:p>4(2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Espada Grand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string" calcext:value-type="string">
            <text:p>8(4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Katar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rma Simple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Sabr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rma Simpl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Rapiera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erfuraçã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Cimitarra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<text:s/>Corte</text:p>
          </table:table-cell>
          <table:table-cell table:style-name="ce6" office:value-type="string" calcext:value-type="string">
            <text:p>5(3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Claymore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orte ou Perfuração</text:p>
          </table:table-cell>
          <table:table-cell table:style-name="ce6" office:value-type="string" calcext:value-type="string">
            <text:p>8(4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chadinh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rt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ma Simples</text:p>
          </table:table-cell>
          <table:table-cell table:style-name="ce2" office:value-type="string" calcext:value-type="string">
            <text:p>Arremess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chado de Batalh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rte</text:p>
          </table:table-cell>
          <table:table-cell table:style-name="ce6" office:value-type="string" calcext:value-type="string">
            <text:p>4(2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chado Pesado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rte</text:p>
          </table:table-cell>
          <table:table-cell table:style-name="ce6" office:value-type="string" calcext:value-type="string">
            <text:p>8(4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Clav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ma Simple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rtelo Lev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string" calcext:value-type="string">
            <text:p>4(2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rtelo de Guerr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string" calcext:value-type="string">
            <text:p>6(3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rtelo Pesado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string" calcext:value-type="string">
            <text:p>8(4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ça lev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string" calcext:value-type="string">
            <text:p>4(2)</text:p>
          </table:table-cell>
          <table:table-cell table:style-name="ce6" office:value-type="string" calcext:value-type="string">
            <text:p>Arma Simples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ça Pesad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string" calcext:value-type="string">
            <text:p>6(3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Mangu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string" calcext:value-type="string">
            <text:p>7(4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Picareta Simple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Perfuraçã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ma Simples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Picareta de Guerr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erfuração</text:p>
          </table:table-cell>
          <table:table-cell table:style-name="ce6" office:value-type="string" calcext:value-type="string">
            <text:p>4(2)</text:p>
          </table:table-cell>
          <table:table-cell table:style-name="ce6" office:value-type="string" calcext:value-type="string">
            <text:p>Arma Complex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Bastão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ntus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rma Simples</text:p>
          </table:table-cell>
          <table:table-cell table:style-name="ce2" office:value-type="string" calcext:value-type="string">
            <text:p>Duas Mão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Lanç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Perfuraçã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rma Complexa</text:p>
          </table:table-cell>
          <table:table-cell table:style-name="ce2" office:value-type="string" calcext:value-type="string">
            <text:p>Arremess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ridente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erfuraçã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rma Complexa</text:p>
          </table:table-cell>
          <table:table-cell table:style-name="ce2" office:value-type="string" calcext:value-type="string">
            <text:p>Duas Mãos;Arremess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oic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erfuraçã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rma Complexa</text:p>
          </table:table-cell>
          <table:table-cell table:style-name="ce2" office:value-type="string" calcext:value-type="string">
            <text:p>Duas Mã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abard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ort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rma Complexa</text:p>
          </table:table-cell>
          <table:table-cell table:style-name="ce2" office:value-type="string" calcext:value-type="string">
            <text:p>Duas Mã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laive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r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rma Complexa</text:p>
          </table:table-cell>
          <table:table-cell table:style-name="ce2" office:value-type="string" calcext:value-type="string">
            <text:p>Duas Mãos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jasCom</meta:initial-creator>
    <meta:creation-date>2017-03-03T20:24:51</meta:creation-date>
    <dc:date>2017-03-03T20:20:08.662000000</dc:date>
    <meta:generator>LibreOffice/5.3.0.3$Windows_x86 LibreOffice_project/7074905676c47b82bbcfbea1aeefc84afe1c50e1</meta:generator>
    <meta:editing-duration>PT8M3S</meta:editing-duration>
    <meta:editing-cycles>1</meta:editing-cycles>
    <meta:document-statistic meta:table-count="3" meta:cell-count="1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